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23_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3-24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10335689045936396" table:style-name="ce2">
            <text:p>10.3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10265183917878529" table:style-name="ce2">
            <text:p>10.2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10-06T14:09:58Z</meta:creation-date>
    <dc:date>2023-10-06T14:10:19Z</dc:date>
    <meta:user-defined meta:name="_MarkAsFinal" meta:value-type="boolean">true</meta:user-defined>
  </office:meta>
</office:document-meta>
</file>